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pitch="variable" style:font-charset="x-symbol"/>
    <style:font-face style:name="Mangal2" svg:font-family="Mangal"/>
    <style:font-face style:name="StarSymbol" svg:font-family="StarSymbol"/>
    <style:font-face style:name="Book Antiqua" svg:font-family="'Book Antiqua', 'Book Antiqua'" style:font-family-generic="roman"/>
    <style:font-face style:name="ArialMT" svg:font-family="ArialMT" style:font-family-generic="swiss"/>
    <style:font-face style:name="Calibri" svg:font-family="Calibri" style:font-family-generic="swiss"/>
    <style:font-face style:name="Verdana3" svg:font-family="Verdana" style:font-family-generic="swiss"/>
    <style:font-face style:name="Courier New" svg:font-family="'Courier New'" style:font-family-generic="modern" style:font-pitch="fixed"/>
    <style:font-face style:name="NSimSun" svg:font-family="NSimSun" style:font-family-generic="modern" style:font-pitch="fixed"/>
    <style:font-face style:name="Lohit Hindi" svg:font-family="'Lohit Hindi'" style:font-pitch="variable"/>
    <style:font-face style:name="Mangal" svg:font-family="Mangal"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Negreta" style:font-family-generic="swiss" style:font-pitch="variable"/>
    <style:font-face style:name="Verdana" svg:font-family="Verdana" style:font-adornments="Norm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paragraph-properties fo:text-align="end" style:justify-single-word="false"/>
      <style:text-properties style:font-name="Verdana2" fo:font-size="9pt" style:font-size-asian="9pt" style:font-size-complex="9pt"/>
    </style:style>
    <style:style style:name="P2" style:family="paragraph" style:parent-style-name="Standard">
      <style:paragraph-properties fo:text-align="start" style:justify-single-word="false" style:text-autospace="none"/>
      <style:text-properties fo:color="#000000" style:font-name="Verdana2" fo:font-size="11pt" style:font-name-asian="ArialMT" style:font-size-asian="11pt" style:font-name-complex="ArialMT" style:font-size-complex="11pt"/>
    </style:style>
    <style:style style:name="P3" style:family="paragraph" style:parent-style-name="Text_20_body">
      <style:paragraph-properties style:writing-mode="lr-tb"/>
    </style:style>
    <style:style style:name="P4" style:family="paragraph" style:parent-style-name="Text_20_body">
      <style:paragraph-properties fo:text-align="justify" style:justify-single-word="false" style:writing-mode="lr-tb"/>
    </style:style>
    <style:style style:name="P5" style:family="paragraph" style:parent-style-name="Text_20_body">
      <style:paragraph-properties fo:text-align="justify" style:justify-single-word="false" style:writing-mode="lr-tb"/>
      <style:text-properties style:font-name="Verdana2" fo:font-size="10pt" fo:language="ca" fo:country="ES" style:font-size-asian="10pt" style:font-size-complex="10pt"/>
    </style:style>
    <style:style style:name="P6" style:family="paragraph" style:parent-style-name="Text_20_body">
      <style:paragraph-properties fo:text-align="center" style:justify-single-word="false" style:writing-mode="lr-tb"/>
      <style:text-properties style:font-name="Verdana2" fo:font-size="9pt" style:font-size-asian="9pt" style:font-size-complex="9pt"/>
    </style:style>
    <style:style style:name="P7" style:family="paragraph" style:parent-style-name="Text_20_body">
      <style:paragraph-properties fo:text-align="justify" style:justify-single-word="false" style:writing-mode="lr-tb"/>
      <style:text-properties style:font-name="Verdana2" fo:font-size="9pt" style:font-size-asian="9pt" style:font-size-complex="9pt"/>
    </style:style>
    <style:style style:name="P8" style:family="paragraph" style:parent-style-name="Text_20_body">
      <style:paragraph-properties style:writing-mode="lr-tb"/>
      <style:text-properties style:font-name="Verdana2" fo:font-size="9pt" fo:font-weight="bold" style:font-size-asian="9pt" style:font-weight-asian="bold" style:font-size-complex="9pt" style:font-weight-complex="bold"/>
    </style:style>
    <style:style style:name="P9" style:family="paragraph" style:parent-style-name="Text_20_body">
      <style:paragraph-properties fo:text-align="justify" style:justify-single-word="false" style:writing-mode="lr-tb"/>
      <style:text-properties style:font-name="Verdana2" fo:font-size="9pt" fo:font-weight="bold" style:font-size-asian="9pt" style:font-weight-asian="bold" style:font-size-complex="9pt" style:font-weight-complex="bold"/>
    </style:style>
    <style:style style:name="P10" style:family="paragraph" style:parent-style-name="Text_20_body">
      <style:paragraph-properties fo:text-align="justify" style:justify-single-word="false" style:writing-mode="lr-tb"/>
      <style:text-properties style:font-name="Verdana2" fo:font-size="9pt" fo:language="ca" fo:country="ES" style:font-size-asian="9pt" style:font-size-complex="9pt"/>
    </style:style>
    <style:style style:name="P11" style:family="paragraph" style:parent-style-name="Text_20_body">
      <style:paragraph-properties fo:text-align="center" style:justify-single-word="false" style:writing-mode="lr-tb"/>
      <style:text-properties fo:font-size="11pt" style:font-size-asian="11pt" style:font-size-complex="11pt"/>
    </style:style>
    <style:style style:name="P12" style:family="paragraph" style:parent-style-name="Preformatted_20_Text">
      <style:paragraph-properties style:writing-mode="lr-tb"/>
    </style:style>
    <style:style style:name="P13" style:family="paragraph" style:parent-style-name="Preformatted_20_Text">
      <style:paragraph-properties style:writing-mode="lr-tb"/>
      <style:text-properties fo:font-size="9pt" fo:language="en" fo:country="US" fo:font-weight="normal" style:font-size-asian="9pt" style:font-weight-asian="normal" style:font-size-complex="9pt" style:font-weight-complex="normal"/>
    </style:style>
    <style:style style:name="P14" style:family="paragraph" style:parent-style-name="Heading_20_3">
      <style:paragraph-properties fo:text-align="justify" style:justify-single-word="false" style:writing-mode="lr-tb"/>
      <style:text-properties style:font-name="Verdana2" fo:font-size="10pt" style:font-size-asian="10pt" style:font-size-complex="10pt"/>
    </style:style>
    <style:style style:name="P15" style:family="paragraph" style:parent-style-name="Heading_20_3">
      <style:paragraph-properties fo:text-align="center" style:justify-single-word="false" style:writing-mode="lr-tb"/>
      <style:text-properties style:font-name="Verdana2" fo:font-size="11pt" style:font-size-asian="11pt" style:font-size-complex="11pt"/>
    </style:style>
    <style:style style:name="P16" style:family="paragraph" style:parent-style-name="Heading_20_4">
      <style:paragraph-properties style:writing-mode="lr-tb"/>
      <style:text-properties style:font-name="Verdana2" fo:font-size="10pt" fo:language="ca" fo:country="ES" style:font-size-asian="10pt" style:font-size-complex="10pt"/>
    </style:style>
    <style:style style:name="P17" style:family="paragraph" style:parent-style-name="Heading_20_4">
      <style:paragraph-properties style:writing-mode="lr-tb"/>
      <style:text-properties style:font-name="Verdana2" fo:font-size="10pt" style:font-size-asian="10pt" style:font-size-complex="10pt"/>
    </style:style>
    <style:style style:name="P18" style:family="paragraph" style:parent-style-name="Text_20_body">
      <style:paragraph-properties fo:padding="0.074cm" fo:border-left="none" fo:border-right="none" fo:border-top="none" fo:border-bottom="0.06pt solid #000000" style:writing-mode="lr-tb" style:join-border="false"/>
    </style:style>
    <style:style style:name="P19" style:family="paragraph" style:parent-style-name="Preformatted_20_Text">
      <style:paragraph-properties fo:margin-top="0cm" fo:margin-bottom="0.499cm" style:contextual-spacing="false" fo:text-align="justify" style:justify-single-word="false" style:writing-mode="lr-tb"/>
      <style:text-properties style:font-name="Verdana2" fo:font-size="9pt" style:font-size-asian="9pt" style:font-size-complex="9pt"/>
    </style:style>
    <style:style style:name="P20" style:family="paragraph" style:parent-style-name="Preformatted_20_Text">
      <style:paragraph-properties fo:margin-top="0cm" fo:margin-bottom="0.499cm" style:contextual-spacing="false" style:writing-mode="lr-tb"/>
      <style:text-properties fo:font-size="9pt" fo:language="en" fo:country="US" fo:font-weight="normal" style:font-size-asian="9pt" style:font-weight-asian="normal" style:font-size-complex="9pt" style:font-weight-complex="normal"/>
    </style:style>
    <style:style style:name="P21" style:family="paragraph" style:parent-style-name="Standard">
      <style:paragraph-properties fo:margin-top="0cm" fo:margin-bottom="0.499cm" style:contextual-spacing="false" fo:text-align="justify" style:justify-single-word="false"/>
      <style:text-properties style:font-name="Verdana2" fo:font-size="9pt" fo:language="en" fo:country="US" style:font-size-asian="9pt" style:font-size-complex="9pt"/>
    </style:style>
    <style:style style:name="P22" style:family="paragraph" style:parent-style-name="Standard" style:master-page-name="First_20_Page">
      <style:paragraph-properties fo:text-align="start" style:justify-single-word="false" style:page-number="auto" style:text-autospace="none"/>
      <style:text-properties fo:color="#000000" style:font-name="Verdana2" fo:font-size="11pt" style:font-name-asian="ArialMT" style:font-size-asian="11pt" style:font-name-complex="ArialMT" style:font-size-complex="11pt"/>
    </style:style>
    <style:style style:name="P23" style:family="paragraph" style:parent-style-name="Text_20_body" style:list-style-name="L1">
      <style:paragraph-properties fo:text-align="justify" style:justify-single-word="false" style:writing-mode="lr-tb"/>
      <style:text-properties style:font-name="Verdana2" fo:font-size="9pt" style:font-size-asian="9pt" style:font-size-complex="9pt"/>
    </style:style>
    <style:style style:name="P24" style:family="paragraph" style:parent-style-name="Text_20_body">
      <style:paragraph-properties fo:text-align="justify" style:justify-single-word="false" style:writing-mode="lr-tb"/>
      <style:text-properties fo:color="#000000" style:font-name="Verdana2" fo:font-size="11pt" style:font-name-asian="ArialMT" style:font-size-asian="11pt" style:font-name-complex="ArialMT" style:font-size-complex="11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Verdana2" style:font-name-asian="Calibri" style:font-name-complex="Calibri"/>
    </style:style>
    <style:style style:name="T4" style:family="text">
      <style:text-properties style:font-name="Verdana2" fo:font-size="9pt" style:font-size-asian="9pt" style:font-size-complex="9pt"/>
    </style:style>
    <style:style style:name="T5" style:family="text">
      <style:text-properties style:font-name="Verdana2" fo:font-size="9pt" fo:language="en" fo:country="US" style:font-size-asian="9pt" style:font-size-complex="9pt"/>
    </style:style>
    <style:style style:name="T6" style:family="text">
      <style:text-properties fo:language="en" fo:country="US"/>
    </style:style>
    <style:style style:name="T7" style:family="text">
      <style:text-properties fo:language="en" fo:country="US" fo:font-style="italic" style:font-style-asian="italic" style:font-style-complex="italic"/>
    </style:style>
    <style:style style:name="T8" style:family="text">
      <style:text-properties fo:language="en" fo:country="US" fo:font-weight="bold" style:font-weight-asian="bold" style:font-weight-complex="bold"/>
    </style:style>
    <style:style style:name="T9" style:family="text">
      <style:text-properties fo:font-size="9pt" style:font-size-asian="9pt" style:font-size-complex="9pt"/>
    </style:style>
    <style:style style:name="T10" style:family="text">
      <style:text-properties fo:font-size="9pt" fo:language="en" fo:country="US" style:font-size-asian="9pt" style:font-size-complex="9pt"/>
    </style:style>
    <style:style style:name="T11" style:family="text">
      <style:text-properties fo:font-size="9pt" fo:language="en" fo:country="US" fo:font-weight="normal" style:font-size-asian="9pt" style:font-weight-asian="normal" style:font-size-complex="9pt" style:font-weight-complex="normal"/>
    </style:style>
    <style:style style:name="T12" style:family="text">
      <style:text-properties fo:language="zxx" fo:country="none" style:language-asian="zxx" style:country-asian="none" style:language-complex="zxx" style:country-complex="none"/>
    </style:style>
    <style:style style:name="T13" style:family="text">
      <style:text-properties style:font-name="Verdana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GNU </text:span><text:span text:style-name="T8">Free Documentation License</text:span><text:span text:style-name="T1"> (GFDL), versió 1.3</text:span>.</text:p>
      <text:p text:style-name="P2"/>
      <text:h text:style-name="P15" text:outline-level="3"><text:bookmark-start text:name="__RefHeading__2167_965694567"/>Llicència de Documentació Lliure de GNU<text:bookmark-end text:name="__RefHeading__2167_965694567"/></text:h>
      <text:p text:style-name="P11"/>
      <text:p text:style-name="P21">This is an unofficial translation of the GNU Free Documentation License into Catalan. It was not published by the Free Software Foundation, and does not legally state the distribution terms for software that uses the GNU GFDL --only the original English text of the GNU GFDL does that. However, we hope that this translation will help Catalan speakers understand the GNU GFDL better.</text:p>
      <text:p text:style-name="P19">Aquesta és una traducció no oficial al català de la Llicència de documentació lliure (GFDL) de GNU. No ha estat publicada per la <text:span text:style-name="T6">Free Software Foundation</text:span>, i no estableix legalment les condicions per a la distribució del programari que utilitza la GFDL de GNU, ja que això només ho fa el text original en anglès de la GFDL de GNU. Esperem, però, que aquesta traducció ajudi els catalanoparlants a comprendre millor la GFDL de GNU.</text:p>
      <text:p text:style-name="P6"/>
      <text:p text:style-name="P6">Versió 1.3, 3 de novembre de 2008</text:p>
      <text:p text:style-name="P3"><text:span text:style-name="T4">Copyright © 2000, 2001, 2002, 2007, 2008 </text:span><text:span text:style-name="T5">Free Software Foundation</text:span><text:span text:style-name="T4">, Inc. &lt;</text:span><text:a xlink:type="simple" xlink:href="http://fsf.org/"><text:span text:style-name="T4">http://fsf.org/</text:span></text:a><text:span text:style-name="T4">&gt; </text:span></text:p>
      <text:p text:style-name="P10"/>
      <text:p text:style-name="P10">Es permet a tothom la còpia així com la distribució de còpies literals d'aquesta llicència o document, però no es permet la seva modificació.</text:p>
      <text:h text:style-name="P16" text:outline-level="4"><text:bookmark text:name="section01"/><text:bookmark-start text:name="__RefHeading__2169_965694567"/>0. PREÀMBUL<text:bookmark-end text:name="__RefHeading__2169_965694567"/></text:h>
      <text:p text:style-name="P5">L<text:span text:style-name="T9">'objectiu d'aquesta Llicència és crear un manual, un llibre de text, o bé a qualsevol altre document funcional o útil, de caràcter lliure, en el sentit de no sotmès a restriccions (1), per tal de garantir a tothom llibertat efectiva per copiar-lo o bé per distribuir-lo, ja sigui amb modificacions o sense, <text:s/>ja sigui comercialment o no. A més, aquesta Llicència garanteix a l'autor o editor un mitjà de reconeixement de l'autoria de la seva obra, i al mateix temps l'allibera de responsabilitat per les modificacions realitzades per altres.</text:span></text:p>
      <text:p text:style-name="P10">Aquesta Llicència constitueix una mena de “permís de còpia” (2), en el sentit que les obres derivades del document han de gaudir de la mateixa llibertat. <text:s/>Complementa la Llicència General Pública de <text:s/>GNU, que es una llicència amb permís de còpia per a programari lliure.</text:p>
      <text:p text:style-name="P10">Hem dissenyat aquesta Llicència per tal d'aplicar-la als manuals del programari lliure, perquè al programari lliure li cal documentació lliure: un programa lliure ha d'anar acompanyat amb manuals que gaudeixin de la mateixa llibertat que el programari. Però aquesta llicència no es limita només als manuals; es pot aplicar a qualsevol obra basada en text, sigui quin sigui el tema, i tant si es troba publicada en un llibre imprès com si no. Recomanem aquesta Llicència principalment per a les obres que tenen com a finalitat la formació o bé la consulta.</text:p>
      <text:h text:style-name="P16" text:outline-level="4"><text:bookmark text:name="section12"/><text:bookmark-start text:name="__RefHeading__2171_965694567"/>1. ÀMBIT D'APLICACIÓ I DEFINICIONS<text:bookmark-end text:name="__RefHeading__2171_965694567"/></text:h>
      <text:p text:style-name="P10">Aquesta Llicència s'aplica a qualsevol manual o treball, en el mitjà de suport que sigui, que inclogui un avís posat pel titular dels drets d'autor (3) en el qual es digui que es pot distribuir sota les condicions que en l'esmentada Llicència s'indiquin. Aquest avís garanteix una llicència d'àmbit mundial, lliure de cànons i de durada il·limitada, per a la utilització de l'obra esmentada sota les condicions que en ella s'hi estableixin. En endavant, ens referirem a qualsevol manual o obra amb el concepte “Document”, i a qualsevol particular beneficiari de la llicència o “autoritzat” ens hi adreçarem com a “vós”. Vós accepteu la llicència si copieu, modifiqueu o distribuïu <text:s/>el treball amb la prèvia obtenció del corresponent permís d'acord amb les normes jurídiques sobre els drets d'autor.</text:p>
      <text:p text:style-name="P10">Anomenarem “Versió modificada” del Document qualsevol treball que contingui el Document o bé una part d'aquest, ja sigui copiada paraula per paraula, ja sigui amb modificacions, ja sigui traduïda a un altre idioma. <text:s text:c="147"/></text:p>
      <text:p text:style-name="P7">Una “Secció secundària” és un apèndix amb títol o bé una secció preliminar del Document que tracta exclusivament de la relació dels seus editors o autors amb el tema general d'aquest (o bé amb matèries relacionades amb l'esmentat tema general) i que no conté res que es pugui incloure <text:soft-page-break/>directament dins del tema general, (de forma que, si el Document és en part un llibre de text de matemàtiques, una Secció secundària no podrà tractar en absolut sobre matemàtiques). La relació podrà consistir en una connexió, ja sigui de tipus històric, jurídic, mercantil, filosòfic, ètic, o de posicionament polític, amb el tema central o bé amb matèries relacionades, </text:p>
      <text:p text:style-name="P7">Les “Seccions invariables” són determinades Seccions secundàries que s'han designat explícitament d'aquesta forma en l'avís en el qual s'informa que el Document s'ha publicat sota aquesta Llicència. Si una secció no encaixa dins de la definició de Secundària, llavors no se la podrà qualificar com a Invariable. Pot ser que el Document no contingui cap Secció invariable. Si en el Document no es qualifica explícitament cap secció com a Invariable, llavors no n'hi ha cap.</text:p>
      <text:p text:style-name="P7">Els “Textos de coberta” (4) són alguns fragments curts de text que es designem com a “Textos de coberta anterior”, o bé “Textos de coberta posterior”, en l'avís en el qual s'informa que el Document s'ha publicat sota aquesta Llicència. Un Text de coberta anterior ha de tenir com a màxim 5 paraules, i un Text de coberta posterior en pot tenir un nombre màxim de 25.</text:p>
      <text:p text:style-name="P7">Una còpia “Transparent” del Document significa una còpia que pugui llegir una màquina, representada en un format que tingui les seves especificacions accessibles al públic en general, que es pugui revisar directament amb editors de text genèrics, o bé, en cas d'imatges compostes de píxels, amb programes genèrics de tractament de gràfics, o bé en cas de dibuixos, amb editors de dibuix fàcilment accessibles, i que es pugui introduir en formatadors de text o bé que es pugui traduir automàticament a un format que es pugui introduir en formatadors de text. Una còpia feta en un format pretesament Transparent, l'etiquetatge o l'absència d'etiquetatge del qual <text:s/>s'hagi dissenyat per obstaculitzar o dissuadir als lectors de fer-hi qualsevol modificació posterior, no és Transparent. Un format d'imatge no és Transparent si s'utilitza per a una quantitat significativa de text. Una còpia que no és “Transparent” s'anomena “Opaca”.</text:p>
      <text:p text:style-name="P7">Alguns dels formats adequats per a còpies Transparents són: l'ASCII pur sense etiquetatge, el format d'entrada Texinfo, el format d'entrada LaTeX, l'SGML o l'XML que utilitzin un DTD accessible a tothom, i l'HTML pur que compleixi amb els estàndards, el PostScript o el PDF dissenyats per a la modificació humana. Els formats transparents d'imatges inclouen el PNG, l'XCF i el JPG. Els formats opacs inclouen els formats privatius que només es poden llegir i editar amb processadors de textos privatius, el SGML o l'XML que no tinguin el DTD o les eines de processament accessibles a tothom, i l'HTML, el PostScript o el PDF generats automàticament per alguns processadors únicament per servir com a sortida.</text:p>
      <text:p text:style-name="P7">“Portada” (4) significa, per a un llibre imprès, la pàgina de títol o de crèdits i a més, les pàgines següents que calguin per contenir, de manera llegible, el material que aquesta Llicència requereix que aparegui a la portada. Per a les obres que, a causa del seu format, no tenen pròpiament una portada, la “Portada” designa el text proper a l'aparició més destacada del títol de l'obra, que precedeix el començament del cos del text. <text:s/></text:p>
      <text:p text:style-name="P7">“Editor” significa qualsevol persona o entitat que distribueix còpies del Document al públic.</text:p>
      <text:p text:style-name="P7">Secció “Titulada XYZ” significa una subunitat del Document individualitzada amb un títol que, o bé és precisament XYZ o bé conté XYZ entre parèntesis a continuació del text que tradueix XYZ a un altre idioma (XYZ indica el nom d'una secció determinada, com ara, “Agraïments”, “Dedicatòries”, “Aprovacions” o “Historial”). “Conservar el títol” d'una secció quan modifiqueu el document vol dir que hi continuarà havent una secció “Titulada XYZ” segons l'anterior definició.</text:p>
      <text:p text:style-name="P7">El Document pot incloure Advertiments d'exclusió de garantia al costat de l'avís que indica que aquesta Llicència s'aplica a l'esmentat Document. Aquests Advertiments d'exclusió de garantia es consideren inclosos fent referència a aquesta Llicència, però només pel que fa a la limitació de garanties: qualsevol altra implicació que aquests Avisos d'exclusió de garanties puguin tenir és nul·la i no té cap efecte sobre el significat de la Llicència. <text:s/></text:p>
      <text:h text:style-name="P17" text:outline-level="4"><text:bookmark text:name="section21"/><text:bookmark-start text:name="__RefHeading__2173_965694567"/>2. CÒPIES LITERALS<text:bookmark-end text:name="__RefHeading__2173_965694567"/></text:h>
      <text:p text:style-name="P7">Podeu copiar i distribuir el Document en qualsevol mitjà de suport, ja sigui de manera comercial no, sempre que aquesta Llicència, els avisos sobre els drets d'autor (<text:span text:style-name="T2">“copyright”</text:span>) i l'avís que diu que l'esmentada Llicència s'aplica al document, es reprodueixin en totes les còpies, i que no hi afegiu altres condicions que no siguin les d'aquesta Llicència. No podeu utilitzar mitjans tècnics per dificultar o controlar la lectura o la posterior reproducció de les còpies que feu o distribuïu. Podeu acceptar, però, una compensació a canvi de les còpies. Si distribuïu un nombre prou gran de còpies també heu de complir les condicions de la secció 3.</text:p>
      <text:p text:style-name="P7">També podeu prestar-ne còpies, amb les mateixes condicions acabades d'esmentar, i exhibir-ne còpies públicament.</text:p>
      <text:h text:style-name="P17" text:outline-level="4"><text:bookmark text:name="section31"/><text:bookmark-start text:name="__RefHeading__2175_965694567"/><text:soft-page-break/>3. CÒPIES EN GRANS QUANTITATS<text:bookmark-end text:name="__RefHeading__2175_965694567"/></text:h>
      <text:p text:style-name="P7">Si publiqueu més de 100 còpies del Document, ja siguin impreses o bé en mitjans de suport que normalment tenen cobertes impreses, i l'avís sobre la Llicència que s'aplica al Document requereix Textos de coberta, heu d'acompanyar les còpies amb cobertes que portin, de forma clara i llegible, tots aquests Textos de coberta: els Textos de coberta anterior a la coberta anterior i els Textos de coberta posterior a la coberta posterior. A totes dues cobertes heu d'indicar, de forma clara i llegible, que sou l'editor d'aquestes còpies. La coberta anterior ha d'indicar el títol complet amb totes les paraules igualment destacades i visibles. Podeu afegir material addicional a les cobertes. Les còpies amb canvis efectuats únicament a les cobertes, si conserven el títol del Document i satisfan aquestes condicions, també es poden considerar còpies literals.</text:p>
      <text:p text:style-name="P7">Si els textos que es requereixen en qualssevol de les cobertes són massa densos per encabir-los de forma que quedin llegibles, heu de posar els primers (tants com sigui raonablement possible) en la coberta real, i continuar amb la resta en pàgines adjacents. </text:p>
      <text:p text:style-name="P7">Si publiqueu o distribuïu més de 100 còpies Opaques del Document, heu d'incloure amb cadascuna d'elles una còpia Transparent llegible per una màquina, o bé indicar-hi o incloure-hi una indicació d'una ubicació de xarxa a la qual, fent ús de protocols de xarxa públics, el públic en general hi tingui accés per baixar-se una còpia Transparent i completa del Document, sense material afegit. Si utilitzeu aquesta darrera opció, en iniciar la distribució d'una gran quantitat de còpies Opaques heu de prendre les mesures raonablement necessàries per assegurar que aquesta còpia Transparent romandrà accessible en la ubicació indicada com a mínim durant un any a comptar des del moment en què distribuïu al públic l'última còpia Opaca d'aquesta edició, ja sigui directament o bé a través dels vostres representants o minoristes.</text:p>
      <text:p text:style-name="P7">Es demana, però no s'exigeix, que us poseu en contacte amb els autors del Document abans de redistribuir-ne un gran nombre de còpies, a fi de donar-los l'oportunitat que us en facilitin una versió actualitzada.</text:p>
      <text:h text:style-name="P17" text:outline-level="4"><text:bookmark text:name="section41"/><text:bookmark-start text:name="__RefHeading__2177_965694567"/>4. MODIFICACIONS<text:bookmark-end text:name="__RefHeading__2177_965694567"/></text:h>
      <text:p text:style-name="P7">Podeu copiar i distribuir una Versió modificada del Document d'acord amb les condicions de les seccions 2 i 3 anteriors, sempre que distribuïu aquesta Versió modificada d'acord amb la mateixa Llicència, actuant la Versió modificada com a Document, i autoritzant, d'aquesta manera la distribució i la modificació de l'esmentada Versió modificada a qualsevol que en posseeixi una còpia. A més, a la Versió modificada hi heu de fer el següent:</text:p>
      <text:list xml:id="list1798581140" text:style-name="L1">
        <text:list-item>
          <text:p text:style-name="P23">A. Utilitzeu, en la Portada (4) (i a les cobertes, si n'hi ha), un títol diferent del títol del Document, i del títol de les versions anteriors (que, en cas d'haver-n'hi han d'estar esmentades a la secció d'Historial del Document). Podeu utilitzar el mateix títol que en versions anteriors si l'editor original d'aquella versió us en dóna permís.</text:p>
        </text:list-item>
        <text:list-item>
          <text:p text:style-name="P23">B. Esmenteu, en la Portada, com a autors, una o més persones o entitats responsables de l'autoria de les modificacions de la Versió modificada, juntament amb almenys cinc dels autors principals del Document (o bé tots els seus autors principals si són menys de cinc), tret que ells us dispensin d'aquest requeriment.</text:p>
        </text:list-item>
        <text:list-item>
          <text:p text:style-name="P23">C. Indiqueu, en la Portada, el nom de l'editor de la Versió modificada, com a editor.</text:p>
        </text:list-item>
        <text:list-item>
          <text:p text:style-name="P23">D. Conserveu tots els avisos sobre els drets d'autor (“copyright”) del Document.</text:p>
        </text:list-item>
        <text:list-item>
          <text:p text:style-name="P23">E. Afegiu l'avís corresponent als drets d'autor sobre les vostres modificacions al costat dels altres avisos sobre els drets d'autor.</text:p>
        </text:list-item>
        <text:list-item>
          <text:p text:style-name="P23">F. Incloeu, immediatament després dels avisos sobre els drets d'autor, un avís de llicència en què es doni autorització pública per utilitzar la Versió modificada sota les condicions d'aquesta Llicència, en el formulari que es presenta en l'annex de més avall.</text:p>
        </text:list-item>
        <text:list-item>
          <text:p text:style-name="P23">G. Conserveu, en aquest avís de llicència, la relació completa de les Seccions invariables i dels Textos de coberta necessaris que s'indiquen en l'avís de llicència del Document.</text:p>
        </text:list-item>
        <text:list-item>
          <text:p text:style-name="P23">H. Adjunteu una còpia sense alterar d'aquesta Llicència.</text:p>
        </text:list-item>
        <text:list-item>
          <text:p text:style-name="P23">I. Conserveu la secció titulada “Historial”, sense alterar el seu títol, i afegiu-li una secció en que constin com a mínim, el títol, l'any, els nous autors i l'editor de la Versió modificada, tal com s'indiquen en la Portada. Si en el Document no hi ha cap secció titulada “Historial”, creeu-ne una en què s'indiqui el títol, l'any, els autors i l'editor del Document tal com s'indica a la Portada, i afegiu-li una secció en què es descrigui la Versió modificada tal com <text:soft-page-break/>s'acaba d'exposar en la frase anterior. </text:p>
        </text:list-item>
        <text:list-item>
          <text:p text:style-name="P23">J. Conserveu la ubicació de la xarxa que s'indica al Document per tal d'accedir a una còpia Transparent d'aquest, en cas que n'hi hagi, i també les ubicacions de xarxa indicades corresponents a les versions prèvies en què es va basar aquest Document. Aquestes ubicacions les podeu fer constar a la secció “Historial”. Podeu ometre les ubicacions de xarxa d'aquelles obres publicades almenys quatre anys abans del mateix Document, o bé si <text:s/>l'editor original de la versió us hi autoritza. </text:p>
        </text:list-item>
        <text:list-item>
          <text:p text:style-name="P23">K. En qualsevol secció titulada “Agraïments” o “Dedicatòries”, conserveu-ne el títol, i conserveu tota l'essència i l'estil de cadascun dels agraïments als col·laboradors i/o les dedicatòries que hi apareguin.</text:p>
        </text:list-item>
        <text:list-item>
          <text:p text:style-name="P23">L. Conserveu totes les Seccions invariables del Document, sense canviar-ne els textos ni els títols. Els números de les seccions o els sistemes equivalents d'enumeració no es consideren com a part dels títols de secció.</text:p>
        </text:list-item>
        <text:list-item>
          <text:p text:style-name="P23">M. Suprimir qualsevol secció titulada “Aprovacions”. Aquestes seccions no es poden incloure en la Versió modificada.</text:p>
        </text:list-item>
        <text:list-item>
          <text:p text:style-name="P23">N. No reanomeneu qualsevol secció existent com a “Aprovacions”, ni tampoc de cap altra forma que entri en conflicte amb el títol de qualsevol Secció invariable. </text:p>
        </text:list-item>
        <text:list-item>
          <text:p text:style-name="P23">O. Conserveu tots els Advertiments d'exclusió de garantia.</text:p>
        </text:list-item>
      </text:list>
      <text:p text:style-name="P7">Si la Versió modificada inclou noves seccions preliminars o apèndixs que es considerin Seccions secundàries i no continguin material copiat del Document, podeu anomenar-les totes, o bé algunes d'elles, com a invariables. Per fer-ho, afegiu-ne els títols a la llista de Seccions invariables de l'avís de llicència de la Versió modificada. Aquests títols han de ser diferent de tots els altres títols de secció.</text:p>
      <text:p text:style-name="P7">Podeu afegir una secció titulada “Aprovacions”, sempre que contingui únicament aprovacions de la vostra Versió modificada fetes per diverses parts; per exemple, declaracions d'experts o que el text ha estat aprovat per una organització que disposa d'autoritat per a la definició d'un estàndard.</text:p>
      <text:p text:style-name="P7">Al final de la llista de Textos de coberta de la Versió modificada, podeu afegir un fragment de fins a cinc paraules com a Text de coberta anterior i un de fins a 25 paraules com a Text de coberta posterior. Cada entitat només pot afegir (o bé arranjar) un fragment com a Text de coberta anterior i un com a Text de coberta posterior. Si el Document ja inclou un text de coberta per a la mateixa coberta, afegit anteriorment per vós o arranjat per la mateixa entitat en nom de la qual actueu, no en podeu afegir cap altre, però podeu substituir l'antic amb l'autorització expressa de l'anterior editor que la va afegir.</text:p>
      <text:p text:style-name="P7">Aquesta Llicència no us atorga implícitament permís de l'autor (o dels autors) i de l'editor (o dels editors) del Document per utilitzar els seus noms amb finalitats publicitàries ni tampoc per reivindicar o pressuposar l'autorització d'aquells sobre qualsevol Versió modificada.</text:p>
      <text:h text:style-name="P17" text:outline-level="4"><text:bookmark text:name="section51"/><text:bookmark-start text:name="__RefHeading__2179_965694567"/>5. COMBINACIÓ DE DOCUMENTS<text:bookmark-end text:name="__RefHeading__2179_965694567"/></text:h>
      <text:p text:style-name="P7">Podeu combinar el Document amb altres documents publicats sota aquesta Llicència, d'acord amb les condicions estipulades més amunt en la secció 4 per a les Versions modificades, sempre que inclogueu en la combinació totes les Seccions invariables de tots els documents originals, sense modificació, que les enumereu com a Seccions invariables de l'obra combinada en el seu avís de llicència, i que conserveu tots els Avisos d'exempció de garanties.</text:p>
      <text:p text:style-name="P7">A l'obra combinada resultant només cal incloure-li una còpia d'aquesta Llicència, i les diverses Seccions invariables idèntiques es poden substituir per una única còpia. Si hi ha diverses Seccions invariables amb el mateix nom però amb diferent contingut, feu que el títol de cadascuna d'elles sigui únic, o bé tingui un únic número, afegint-li al final, entre parèntesis, el nom de l'autor o l'editor original d'aquella secció, si es coneix. Feu el mateix ajustament pel que fa als títols de secció en la llista de Seccions invariables de l'avís de llicència de l'obra combinada.</text:p>
      <text:p text:style-name="P7">A l'obra resultant heu de combinar totes les seccions titulades “Historial” dels diversos documents originals, formant una secció titulada “Historial”; de la mateixa manera combineu totes les seccions titulades “Agraïments” i totes les titulades “Dedicatòries”. Heu de suprimir totes les seccions titulades “Aprovacions”.</text:p>
      <text:h text:style-name="P17" text:outline-level="4"><text:bookmark text:name="section61"/><text:bookmark-start text:name="__RefHeading__2181_965694567"/><text:soft-page-break/>6. RECOPILACIONS DE DOCUMENTS<text:bookmark-end text:name="__RefHeading__2181_965694567"/></text:h>
      <text:p text:style-name="P7">Podeu crear una recopilació formada pel Document i per altres documents publicats sota aquesta Llicència, i substituir les còpies individuals d'aquesta Llicència en cadascun dels documents per una única còpia que quedi inclosa en la recopilació, sempre que seguiu també les normes d'aquesta Llicència per a la còpia literal de cadascun dels documents. </text:p>
      <text:p text:style-name="P7">Podeu extreure un document individual d'aquesta recopilació, i distribuir-lo individualment sota aquesta Llicència, sempre que inclogueu una copia de la Llicència en el document extret, i que també seguiu les normes d'aquesta Llicència pel que fa a la còpia literal d'aquell document.</text:p>
      <text:h text:style-name="P17" text:outline-level="4"><text:bookmark text:name="section71"/><text:bookmark-start text:name="__RefHeading__2183_965694567"/>7. AGRUPAMENT AMB OBRES INDEPENDENTS<text:bookmark-end text:name="__RefHeading__2183_965694567"/></text:h>
      <text:p text:style-name="P7">Una compilació del Document o de les seves obres derivades amb altres documents o treballs independents en un únic volum d'algun suport per a l'emmagatzemament o per a la distribució, s'anomena ”agrupament”, si els drets d'autor (copyright) resultants de la compilació no s'utilitzen per limitar els drets legals dels seus usuaris mes enllà del que ho fan els corresponents drets d'autor de cadascuna de les obres per separat. Quan el Document s'inclou en un agrupament, aquesta Llicència no s'aplica a les altres obres de l'agrupament que no siguin per si mateixes obres derivades del Document.</text:p>
      <text:p text:style-name="P7">Si el requeriment de la secció 3 sobre el Text de coberta és aplicable a aquestes còpies del Document, i el Document té una extensió inferior a la meitat de tot l'agrupament, els Textos de coberta del document es poden col·locar en cobertes que embolcallin el Document dins de l'agrupament, o bé en l'equivalent electrònic de cobertes en cas que el format del Document sigui electrònic. En cas contrari han d'aparèixer en cobertes impreses que embolcallin tot l'agrupament.</text:p>
      <text:h text:style-name="P17" text:outline-level="4"><text:bookmark text:name="section81"/><text:bookmark-start text:name="__RefHeading__2185_965694567"/>8. TRADUCCIÓ<text:bookmark-end text:name="__RefHeading__2185_965694567"/></text:h>
      <text:p text:style-name="P7">La traducció es considera una mena de modificació, i per consegüent, podeu distribuir traduccions del Document sota les condicions de la secció 4. La substitució de Seccions invariables per traduccions requereix un permís explícit dels titulars dels drets d'autor (copyright), però podeu incloure traduccions d'alguna o de totes les Seccions invariables juntament amb les versions originals d'aquestes Seccions invariables. Podeu incloure una traducció d'aquesta Llicència, i de tots els avisos de llicència del Document, aixi com dels Advertiments d'exclusió de garanties, sempre que també inclogueu la versió original anglesa d'aquesta Llicència i les versions originals d'aquests avisos i advertiments. En cas de discrepància entre la traducció i la versió original d'aquesta Llicència o bé d'algun avís o advertiment, prevaldrà el contingut de la versió original.</text:p>
      <text:p text:style-name="P7">Si una secció del Document es titula “Agraïments”, “Dedicatòries”, o “Historial”, el requeriment de la secció 4 de conservar el seu títol (segons la definició de la secció 1) farà que normalment s'hagi de canviar el títol real (5). </text:p>
      <text:h text:style-name="P17" text:outline-level="4"><text:bookmark text:name="section91"/><text:bookmark-start text:name="__RefHeading__2187_965694567"/>9. EXTINCIÓ<text:bookmark-end text:name="__RefHeading__2187_965694567"/></text:h>
      <text:p text:style-name="P7">No podeu copiar, modificar, subllicenciar ni distribuir el Document en condicions diferents de les previstes explícitament en aquesta Llicència. Qualsevol actuació en un altre sentit per tal de copiar-lo modificar-lo, subllicenciar-lo o distribuir-lo serà nul·la i causarà automàticament l'extinció dels drets que l'esmentada Llicència us garanteix. </text:p>
      <text:p text:style-name="P7">No obstant això, si deixeu d'infringir la Llicència, l'autorització que us atorga el titular dels drets d'autor s'entén restablerta (a) provisionalment, llevat que, i en el seu cas, fins que el titular no la doni explícitament per extingida, i (b) permanentment, si el titular dels drets d'autor no us notifica l'esmentada transgressió a través d'algun mitjà raonable abans dels 60 dies posteriors al cessament d'aquesta transgressió.</text:p>
      <text:p text:style-name="P7">A més a més, l'autorització que us atorga un determinat titular dels drets d'autor es restableix permanentment si l'esmentat titular us notifica la infracció a través d'algun mitjà raonable, si a més, és la primera vegada que aquest titular us ha notificat una infracció d'aquesta Llicència (amb relació a qualsevol obra) i si poseu fi a aquesta transgressió abans dels 30 dies posteriors a la recepció de l'avís. </text:p>
      <text:p text:style-name="P7">L'extinció dels vostres drets segons les clàusules d'aquesta secció no extingeix les autoritzacions de què gaudeixen les terceres parts a les quals heu distribuït còpies o atorgat drets mitjançant aquesta Llicència. Si els vostres drets s'han extingit i no s'han restablert permanentment, el fet de rebre una còpia de part o de tot el mateix material no us dóna dret d'utilitzar-lo.</text:p>
      <text:h text:style-name="P17" text:outline-level="4"><text:bookmark text:name="section101"/><text:bookmark-start text:name="__RefHeading__2189_965694567"/><text:soft-page-break/>10. REVISIONS FUTURES D'AQUESTA LLICÈNCIA<text:bookmark-end text:name="__RefHeading__2189_965694567"/></text:h>
      <text:p text:style-name="P4"><text:span text:style-name="T4">La </text:span><text:span text:style-name="T5">Free Software Foundation</text:span><text:span text:style-name="T4"> pot publicar versions noves revisades de la Llicència de Documentació Lliure de GNU de tant en tant. Aquestes versions noves seran similars en l'essència, però poden diferir en el detall per tal de fer front a nous problemes o assumptes. Vegeu </text:span><text:a xlink:type="simple" xlink:href="http://www.gnu.org/copyleft/"><text:span text:style-name="T4">http://www.gnu.org/copyleft/</text:span></text:a><text:span text:style-name="T4">.</text:span></text:p>
      <text:p text:style-name="P7">Cada versió de la Llicència té un número de versió únic. Si en el Document s'indica que se li aplica una determinada versió numerada d'aquesta Llicència “o bé qualsevol versió posterior”, teniu l'opció de seguir els termes i condicions d'aquesta versió específica o bé de qualsevol versió posterior que hagi publicat (però no pas com a esborrany) la <text:span text:style-name="T6">Free Software Foundation</text:span>. Si en el Document no s'especifica cap número de versió d'aquesta Llicència, podeu escollir qualsevol versió que hagi publicat (però no pas com a esborrany) la <text:span text:style-name="T6">Free Software Foundation</text:span>. Si en el Document s'especifica que un representant pot decidir quina de les futures versions d'aquesta Llicència es pot utilitzar, la declaració pública en què l'esmentat representant accepta una versió permanentment us autoritza a escollir aquella versió per al Document.</text:p>
      <text:h text:style-name="P17" text:outline-level="4"><text:bookmark text:name="section111"/><text:bookmark-start text:name="__RefHeading__2191_965694567"/>11. RELLICENCIAMENT<text:bookmark-end text:name="__RefHeading__2191_965694567"/></text:h>
      <text:p text:style-name="P7">"Lloc de Col·laboració Massiva Multiautor" (o "Lloc CMM") vol dir qualsevol servidor <text:span text:style-name="T6">World Wide Web</text:span> que publica obres subjectes a drets d'autor al mateix temps que ofereix importants facilitats a tothom per editar aquestes obres. Un viqui públic que qualsevol pugui editar constitueix un exemple d'aquests servidors. Una “Col·laboració Massiva Multiautor” (o “CMM”) continguda en aquest lloc vol dir qualsevol conjunt d'obres subjectes a drets d'autor i per tant, publicades en el lloc CMM. </text:p>
      <text:p text:style-name="P7">"CC-BY-SA" vol dir llicència Creative Commons Attribution-Share Alike 3.0 publicada per la Creative Commons Corporation, una entitat sense ànim de lucre que té la seu principal de les seves activitats a <text:span text:style-name="T12">San Francisco</text:span>, Califòrnia, així com les futures versions d'aquesta llicència que incorporin permís de còpia publicades per l'esmentada entitat.</text:p>
      <text:p text:style-name="P7">"Incorporar" vol dir publicar o reeditar un Document, totalment o parcialment, com a part d'un altre Document.</text:p>
      <text:p text:style-name="P7">Una CMM és “elegible per rellicenciar” si està emparada per aquesta Llicència, i si totes les obres que es van publicar inicialment sota aquesta llicència llevat d'aquesta CMM, i que es van incorporar totalment o parcialment a aquesta CMM, (1r) no tenien textos de coberta ni seccions invariables, i (2n) s'hi van incorporar abans del dia 1 de novembre de 2008.</text:p>
      <text:p text:style-name="P7">L'operador d'un Lloc CMM pot reeditar una CMM continguda en el lloc sota la llicència CC-BY-SA en el mateix lloc i abans del dia 1 d'agost de 2009, sempre que la CMM sigui elegible per rellicenciar.</text:p>
      <text:p text:style-name="P7"/>
      <text:h text:style-name="P14" text:outline-level="3"><text:bookmark-start text:name="__RefHeading__2193_965694567"/>ADDENDUM: Com assignar aquesta Llicència als vostres documents<text:bookmark-end text:name="__RefHeading__2193_965694567"/></text:h>
      <text:p text:style-name="P7">Per tal d'assignar aquesta Llicència a un document que hàgiu escrit, inclogueu-ne una còpia en el document i poseu els següents avisos sobre drets d'autor i llicència immediatament després de la portada:</text:p>
      <text:p text:style-name="P12"><text:s text:c="4"/><text:span text:style-name="T11">Copyright (C) <text:s/><text:tab/>ANY <text:s text:c="2"/>EL VOSTRE NOM.</text:span></text:p>
      <text:p text:style-name="P13"><text:s text:c="4"/>Permission is granted to copy, distribute and/or modify this document</text:p>
      <text:p text:style-name="P13"><text:s text:c="4"/>under the terms of the GNU Free Documentation License, Version 1.3</text:p>
      <text:p text:style-name="P13"><text:s text:c="4"/>or any later version published by the Free Software Foundation;</text:p>
      <text:p text:style-name="P13"><text:s text:c="4"/>with no Invariant Sections, no Front-Cover Texts, and no Back-Cover Texts.</text:p>
      <text:p text:style-name="P13"><text:s text:c="4"/>A copy of the license is included in the section entitled "GNU</text:p>
      <text:p text:style-name="P20"><text:s text:c="4"/>Free Documentation License".</text:p>
      <text:p text:style-name="P7">Si teniu Seccions invariables, Textos de coberta anterior i Textos de coberta posterior, substituïu la línia <text:span text:style-name="T7">"with … Texts."</text:span> amb el següent:</text:p>
      <text:p text:style-name="P12"><text:s/><text:span text:style-name="T9"><text:s text:c="2"/></text:span><text:span text:style-name="T10"><text:s/></text:span><text:span text:style-name="T11">with the Invariant Sections being LIST THEIR TITLES, with the</text:span></text:p>
      <text:p text:style-name="P20"><text:s text:c="4"/>Front-Cover Texts being LIST, and with the Back-Cover Texts being LIST.</text:p>
      <text:p text:style-name="P7">Si teniu Seccions invariables, sense Textos de coberta, o bé alguna altra combinació d'aquests tres components, combineu aquestes dues alternatives per tal de reflectir la situació.</text:p>
      <text:p text:style-name="P7"><text:soft-page-break/>Si el vostre document conté exemples no trivials de codi de programa, recomanem que els publiqueu simultàniament sota la llicència de programari lliure que preferiu, com per exemple la Llicència General Pública de GNU, per tal de permetre el seu ús com a programari lliure.</text:p>
      <text:p text:style-name="P18"/>
      <text:p text:style-name="P8"/>
      <text:p text:style-name="P8">NOTES DEL TRADUCTOR</text:p>
      <text:p text:style-name="P9">(1) En anglès, la paraula <text:span text:style-name="T2">“</text:span><text:span text:style-name="T7">free</text:span><text:span text:style-name="T2">”</text:span> es pot usar també en el sentit de <text:span text:style-name="T2">“gratuït”</text:span>.</text:p>
      <text:p text:style-name="P9">(2) En l'original anglès, <text:span text:style-name="T7">“copyleft”</text:span>, un neologisme difós gràcies a la <text:span text:style-name="T6">Free Software Foundation</text:span>.</text:p>
      <text:p text:style-name="P9">(3) S'ha escollit el concepte <text:span text:style-name="T2">“drets d'autor”</text:span> per traduir el terme anglès <text:span text:style-name="T2">“copyright”</text:span> atès que lingüísticament ambdós conceptes es poden considerar equivalents. No obstant això, el règim legal del <text:span text:style-name="T2">“copyright”</text:span> típic del dret anglosaxó no és exactament el mateix que el règim legal dels drets d'autor, propi dels ordenaments jurídics europeus.</text:p>
      <text:p text:style-name="P9">(4) Cal evitar la confusió entre el concepte de coberta (en anglès, <text:span text:style-name="T2">“cover”</text:span>), és a dir, allò que en un llibre de paper són les <text:span text:style-name="T2">“tapes”</text:span>, i el de portada o pàgina de crèdits (en anglès, <text:span text:style-name="T2">“</text:span><text:span text:style-name="T7">title page</text:span><text:span text:style-name="T2">”</text:span>).</text:p>
      <text:p text:style-name="P9">(5) Com és evident, la traducció comporta, en la gran majoria dels supòsits, un canvi en el títol <text:span text:style-name="T2">“real”</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1" svg:font-family="StarSymbol" style:font-pitch="variable" style:font-charset="x-symbol"/>
    <style:font-face style:name="Mangal2" svg:font-family="Mangal"/>
    <style:font-face style:name="StarSymbol" svg:font-family="StarSymbol"/>
    <style:font-face style:name="Book Antiqua" svg:font-family="'Book Antiqua', 'Book Antiqua'" style:font-family-generic="roman"/>
    <style:font-face style:name="ArialMT" svg:font-family="ArialMT" style:font-family-generic="swiss"/>
    <style:font-face style:name="Calibri" svg:font-family="Calibri" style:font-family-generic="swiss"/>
    <style:font-face style:name="Verdana3" svg:font-family="Verdana" style:font-family-generic="swiss"/>
    <style:font-face style:name="Courier New" svg:font-family="'Courier New'" style:font-family-generic="modern" style:font-pitch="fixed"/>
    <style:font-face style:name="NSimSun" svg:font-family="NSimSun" style:font-family-generic="modern" style:font-pitch="fixed"/>
    <style:font-face style:name="Lohit Hindi" svg:font-family="'Lohit Hindi'" style:font-pitch="variable"/>
    <style:font-face style:name="Mangal" svg:font-family="Mangal"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Negreta" style:font-family-generic="swiss" style:font-pitch="variable"/>
    <style:font-face style:name="Verdana" svg:font-family="Verdana" style:font-adornments="Norm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_20_1" draw:display-name="Dash 1" draw:style="rect" draw:dots1="1" draw:dots1-length="0.011cm" draw:dots2="1" draw:dots2-length="0.011cm" draw:distance="0.011cm"/>
    <draw:stroke-dash draw:name="Dash_20_3" draw:display-name="Dash 3"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Objecte_20_amb_20_fletxa" style:display-name="Objecte amb fletxa" style:family="paragraph" style:parent-style-name="Standard"/>
    <style:style style:name="Objecte_20_amb_20_ombra" style:display-name="Objecte amb ombra" style:family="paragraph" style:parent-style-name="Standard"/>
    <style:style style:name="Objecte_20_sense_20_emplenament" style:display-name="Objecte sense emplenament" style:family="paragraph" style:parent-style-name="Standard"/>
    <style:style style:name="Text" style:family="paragraph" style:parent-style-name="Caption" style:class="extra"/>
    <style:style style:name="Cos_20_del_20_text_20_justificat" style:display-name="Cos del text justificat" style:family="paragraph" style:parent-style-name="Standard"/>
    <style:style style:name="Sagnat_20_de_20_la_20_primera_20_línia" style:display-name="Sagnat de la primera línia" style:family="paragraph" style:parent-style-name="Standard">
      <style:paragraph-properties fo:margin="100%" fo:margin-left="0cm" fo:margin-right="0cm" fo:margin-top="0cm" fo:margin-bottom="0cm" style:contextual-spacing="false"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ol1" style:family="paragraph" style:parent-style-name="Standard">
      <style:paragraph-properties fo:text-align="center" style:justify-single-word="false"/>
    </style:style>
    <style:style style:name="Títol2" style:family="paragraph" style:parent-style-name="Standard">
      <style:paragraph-properties fo:text-align="center" style:justify-single-word="false"/>
      <style:text-properties fo:font-size="36pt" style:font-size-asian="36pt" style:font-size-complex="36pt"/>
    </style:style>
    <style:style style:name="Encapçalament1" style:family="paragraph" style:parent-style-name="Standard">
      <style:text-properties fo:font-size="18pt" fo:font-weight="bold" style:font-size-asian="18pt" style:font-weight-asian="bold" style:font-size-complex="18pt" style:font-weight-complex="bold"/>
    </style:style>
    <style:style style:name="Encapçalament2"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Línia_20_de_20_dimensió" style:display-name="Línia de dimensió" style:family="paragraph" style:parent-style-name="Standard">
      <style:text-properties fo:font-size="12pt" style:font-size-asian="12pt" style:font-size-complex="12pt"/>
    </style:style>
    <style:style style:name="prs-novelty_7e_LT_7e_Gliederung_20_1" style:display-name="prs-novelty~LT~Gliederung 1" style:family="paragraph">
      <style:paragraph-properties fo:margin="100%" fo:margin-left="0cm" fo:margin-right="0cm" fo:margin-top="0cm" fo:margin-bottom="0cm" style:contextual-spacing="false" fo:text-align="start" style:justify-single-word="false" fo:text-indent="0cm" style:auto-text-indent="false" style:text-autospace="none"/>
      <style:text-properties fo:color="#333333" style:text-outline="false" style:text-line-through-style="none" style:font-name="Albany" fo:font-size="24pt" fo:font-style="normal" fo:text-shadow="none" style:text-underline-style="none" fo:font-weight="normal" style:font-name-asian="Albany" style:font-size-asian="24pt" style:font-style-asian="normal" style:font-weight-asian="normal" style:font-name-complex="Albany" style:font-size-complex="24pt" style:font-style-complex="normal" style:font-weight-complex="normal"/>
    </style:style>
    <style:style style:name="prs-novelty_7e_LT_7e_Gliederung_20_2" style:display-name="prs-novelty~LT~Gliederung 2" style:family="paragraph" style:parent-style-name="prs-novelty_7e_LT_7e_Gliederung_20_1">
      <style:paragraph-properties fo:margin="100%" fo:margin-left="0cm" fo:margin-right="0cm" fo:margin-top="0cm" fo:margin-bottom="0cm" style:contextual-spacing="false" fo:text-indent="-1.199cm" style:auto-text-indent="false">
        <style:tab-stops/>
      </style:paragraph-properties>
    </style:style>
    <style:style style:name="prs-novelty_7e_LT_7e_Gliederung_20_3" style:display-name="prs-novelty~LT~Gliederung 3" style:family="paragraph" style:parent-style-name="prs-novelty_7e_LT_7e_Gliederung_20_2"/>
    <style:style style:name="prs-novelty_7e_LT_7e_Gliederung_20_4" style:display-name="prs-novelty~LT~Gliederung 4" style:family="paragraph" style:parent-style-name="prs-novelty_7e_LT_7e_Gliederung_20_3"/>
    <style:style style:name="prs-novelty_7e_LT_7e_Gliederung_20_5" style:display-name="prs-novelty~LT~Gliederung 5" style:family="paragraph" style:parent-style-name="prs-novelty_7e_LT_7e_Gliederung_20_4"/>
    <style:style style:name="prs-novelty_7e_LT_7e_Gliederung_20_6" style:display-name="prs-novelty~LT~Gliederung 6" style:family="paragraph" style:parent-style-name="prs-novelty_7e_LT_7e_Gliederung_20_5"/>
    <style:style style:name="prs-novelty_7e_LT_7e_Gliederung_20_7" style:display-name="prs-novelty~LT~Gliederung 7" style:family="paragraph" style:parent-style-name="prs-novelty_7e_LT_7e_Gliederung_20_6"/>
    <style:style style:name="prs-novelty_7e_LT_7e_Gliederung_20_8" style:display-name="prs-novelty~LT~Gliederung 8" style:family="paragraph" style:parent-style-name="prs-novelty_7e_LT_7e_Gliederung_20_7"/>
    <style:style style:name="prs-novelty_7e_LT_7e_Gliederung_20_9" style:display-name="prs-novelty~LT~Gliederung 9" style:family="paragraph" style:parent-style-name="prs-novelty_7e_LT_7e_Gliederung_20_8"/>
    <style:style style:name="prs-novelty_7e_LT_7e_Titel" style:display-name="prs-novelty~LT~Titel" style:family="paragraph">
      <style:paragraph-properties fo:text-align="center" style:justify-single-word="false" style:text-autospace="none"/>
      <style:text-properties fo:color="#99284c" style:text-outline="false" style:text-line-through-style="none" style:font-name="Albany" fo:font-size="24pt" fo:font-style="italic" fo:text-shadow="none" style:text-underline-style="none" fo:font-weight="bold" style:font-name-asian="Albany" style:font-size-asian="24pt" style:font-style-asian="italic" style:font-weight-asian="bold" style:font-name-complex="Albany" style:font-size-complex="24pt" style:font-style-complex="italic" style:font-weight-complex="bold"/>
    </style:style>
    <style:style style:name="prs-novelty_7e_LT_7e_Untertitel" style:display-name="prs-novelty~LT~Untertitel"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fo:color="#99284c" style:text-outline="false" style:text-line-through-style="none" style:font-name="Albany" fo:font-size="24pt" fo:font-style="normal" fo:text-shadow="none" style:text-underline-style="none" fo:font-weight="normal" style:font-name-asian="Albany" style:font-size-asian="24pt" style:font-style-asian="normal" style:font-weight-asian="normal" style:font-name-complex="Albany" style:font-size-complex="24pt" style:font-style-complex="normal" style:font-weight-complex="normal"/>
    </style:style>
    <style:style style:name="prs-novelty_7e_LT_7e_Notizen" style:display-name="prs-novelty~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rs-novelty_7e_LT_7e_Hintergrundobjekte" style:display-name="prs-novelty~LT~Hintergrundobjekte" style:family="paragraph">
      <style:paragraph-properties style:text-autospace="none"/>
      <style:text-properties style:font-name="Thorndale" style:font-name-asian="Thorndale" style:font-name-complex="Thorndale"/>
    </style:style>
    <style:style style:name="prs-novelty_7e_LT_7e_Hintergrund" style:display-name="prs-novelty~LT~Hintergrund" style:family="paragraph">
      <style:paragraph-properties style:text-autospace="non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o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Objectes_20_de_20_fons" style:display-name="Objectes de fons" style:family="paragraph">
      <style:paragraph-properties style:text-autospace="none"/>
      <style:text-properties style:letter-kerning="true"/>
    </style:style>
    <style:style style:name="Fons" style:family="paragraph">
      <style:paragraph-properties style:text-autospace="none"/>
      <style:text-properties style:letter-kerning="true"/>
    </style:style>
    <style:style style:name="Notes"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8pt" fo:font-style="normal" fo:text-shadow="none" style:text-underline-style="none" fo:font-weight="normal" style:letter-kerning="true" style:font-name-asian="Mangal" style:font-size-asian="28pt" style:font-style-asian="normal" style:font-weight-asian="normal" style:font-name-complex="Mangal" style:font-size-complex="28pt" style:font-style-complex="normal" style:font-weight-complex="normal" style:text-emphasize="none" style:text-overline-style="none" style:text-overline-color="font-color"/>
    </style:style>
    <style:style style:name="Esquema_20_1" style:display-name="Esquema 1" style:family="paragraph">
      <style:paragraph-properties fo:margin="100%" fo:margin-left="0cm" fo:margin-right="0cm" fo:margin-top="0cm" fo:margin-bottom="0.499cm" style:contextual-spacing="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contextual-spacing="false"/>
      <style:text-properties fo:font-size="28pt" style:font-size-asian="28pt" style:font-size-complex="28pt"/>
    </style:style>
    <style:style style:name="Esquema_20_3" style:display-name="Esquema 3" style:family="paragraph" style:parent-style-name="Esquema_20_2">
      <style:paragraph-properties fo:margin-top="0cm" fo:margin-bottom="0.3cm" style:contextual-spacing="false"/>
      <style:text-properties fo:font-size="24pt" style:font-size-asian="24pt" style:font-size-complex="24pt"/>
    </style:style>
    <style:style style:name="Esquema_20_4" style:display-name="Esquema 4" style:family="paragraph" style:parent-style-name="Esquema_20_3">
      <style:paragraph-properties fo:margin-top="0cm" fo:margin-bottom="0.199cm" style:contextual-spacing="false"/>
      <style:text-properties fo:font-size="20pt" style:font-size-asian="20pt" style:font-size-complex="20pt"/>
    </style:style>
    <style:style style:name="Esquema_20_5" style:display-name="Esquema 5" style:family="paragraph" style:parent-style-name="Esquema_20_4">
      <style:paragraph-properties fo:margin-top="0cm" fo:margin-bottom="0.101cm" style:contextual-spacing="false"/>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Säule" style:family="paragraph">
      <style:paragraph-properties style:text-autospace="none"/>
    </style:style>
    <style:style style:name="Default" style:family="paragraph">
      <style:paragraph-properties fo:text-align="start" style:justify-single-word="false" style:text-autospace="none"/>
      <style:text-properties fo:color="#000000" style:font-name="Book Antiqua" fo:font-size="12pt" style:font-name-asian="Book Antiqua" style:font-size-asian="12pt" style:font-name-complex="Book Antiqua" style:font-size-complex="12pt"/>
    </style:style>
    <style:style style:name="Pa0" style:family="paragraph">
      <style:paragraph-properties style:line-height-at-least="1.157cm" style:text-autospace="none"/>
    </style:style>
    <style:style style:name="Per_20_defecte_7e_LT_7e_Gliederung_20_1" style:display-name="Per defecte~LT~Gliederung 1" style:family="paragraph">
      <style:paragraph-properties fo:margin="100%" fo:margin-left="0cm" fo:margin-right="0cm" fo:margin-top="0cm" fo:margin-bottom="0.499cm" style:contextual-spacing="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Per_20_defecte_7e_LT_7e_Gliederung_20_2" style:display-name="Per defecte~LT~Gliederung 2" style:family="paragraph" style:parent-style-name="Per_20_defecte_7e_LT_7e_Gliederung_20_1">
      <style:paragraph-properties fo:margin-top="0cm" fo:margin-bottom="0.4cm" style:contextual-spacing="false"/>
      <style:text-properties fo:font-size="28pt" style:font-size-asian="28pt" style:font-size-complex="28pt"/>
    </style:style>
    <style:style style:name="Per_20_defecte_7e_LT_7e_Gliederung_20_3" style:display-name="Per defecte~LT~Gliederung 3" style:family="paragraph" style:parent-style-name="Per_20_defecte_7e_LT_7e_Gliederung_20_2">
      <style:paragraph-properties fo:margin-top="0cm" fo:margin-bottom="0.3cm" style:contextual-spacing="false"/>
      <style:text-properties fo:font-size="24pt" style:font-size-asian="24pt" style:font-size-complex="24pt"/>
    </style:style>
    <style:style style:name="Per_20_defecte_7e_LT_7e_Gliederung_20_4" style:display-name="Per defecte~LT~Gliederung 4" style:family="paragraph" style:parent-style-name="Per_20_defecte_7e_LT_7e_Gliederung_20_3">
      <style:paragraph-properties fo:margin-top="0cm" fo:margin-bottom="0.199cm" style:contextual-spacing="false"/>
      <style:text-properties fo:font-size="20pt" style:font-size-asian="20pt" style:font-size-complex="20pt"/>
    </style:style>
    <style:style style:name="Per_20_defecte_7e_LT_7e_Gliederung_20_5" style:display-name="Per defecte~LT~Gliederung 5" style:family="paragraph" style:parent-style-name="Per_20_defecte_7e_LT_7e_Gliederung_20_4">
      <style:paragraph-properties fo:margin-top="0cm" fo:margin-bottom="0.101cm" style:contextual-spacing="false"/>
    </style:style>
    <style:style style:name="Per_20_defecte_7e_LT_7e_Gliederung_20_6" style:display-name="Per defecte~LT~Gliederung 6" style:family="paragraph" style:parent-style-name="Per_20_defecte_7e_LT_7e_Gliederung_20_5"/>
    <style:style style:name="Per_20_defecte_7e_LT_7e_Gliederung_20_7" style:display-name="Per defecte~LT~Gliederung 7" style:family="paragraph" style:parent-style-name="Per_20_defecte_7e_LT_7e_Gliederung_20_6"/>
    <style:style style:name="Per_20_defecte_7e_LT_7e_Gliederung_20_8" style:display-name="Per defecte~LT~Gliederung 8" style:family="paragraph" style:parent-style-name="Per_20_defecte_7e_LT_7e_Gliederung_20_7"/>
    <style:style style:name="Per_20_defecte_7e_LT_7e_Gliederung_20_9" style:display-name="Per defecte~LT~Gliederung 9" style:family="paragraph" style:parent-style-name="Per_20_defecte_7e_LT_7e_Gliederung_20_8"/>
    <style:style style:name="Per_20_defecte_7e_LT_7e_Titel" style:display-name="Per defecte~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Per_20_defecte_7e_LT_7e_Untertitel" style:display-name="Per defecte~LT~Untertitel"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Per_20_defecte_7e_LT_7e_Notizen" style:display-name="Per defecte~LT~Notizen"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8pt" fo:font-style="normal" fo:text-shadow="none" style:text-underline-style="none" fo:font-weight="normal" style:letter-kerning="true" style:font-name-asian="Mangal" style:font-size-asian="28pt" style:font-style-asian="normal" style:font-weight-asian="normal" style:font-name-complex="Mangal" style:font-size-complex="28pt" style:font-style-complex="normal" style:font-weight-complex="normal" style:text-emphasize="none" style:text-overline-style="none" style:text-overline-color="font-color"/>
    </style:style>
    <style:style style:name="Per_20_defecte_7e_LT_7e_Hintergrundobjekte" style:display-name="Per defecte~LT~Hintergrundobjekte" style:family="paragraph">
      <style:paragraph-properties style:text-autospace="none"/>
      <style:text-properties style:letter-kerning="true"/>
    </style:style>
    <style:style style:name="Per_20_defecte_7e_LT_7e_Hintergrund" style:display-name="Per defecte~LT~Hintergrund" style:family="paragraph">
      <style:paragraph-properties style:text-autospace="none"/>
      <style:text-properties style:letter-kerning="true"/>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ingut1TFM" style:family="paragraph" style:parent-style-name="Contents_20_1" style:master-page-name="">
      <style:paragraph-properties fo:line-height="150%" style:page-number="auto">
        <style:tab-stops>
          <style:tab-stop style:position="16.002cm" style:type="right" style:leader-style="dotted" style:leader-text="."/>
        </style:tab-stops>
      </style:paragraph-properties>
      <style:text-properties style:font-name="Verdana" fo:font-size="11pt"/>
    </style:style>
    <style:style style:name="EncapIndexTFM" style:family="paragraph" style:parent-style-name="Contents_20_1">
      <style:paragraph-properties fo:line-height="200%">
        <style:tab-stops>
          <style:tab-stop style:position="16.002cm" style:type="right" style:leader-style="dotted" style:leader-text="."/>
        </style:tab-stops>
      </style:paragraph-properties>
      <style:text-properties style:font-name="Verdana1" fo:font-size="11pt" fo:font-weight="bold"/>
    </style:style>
    <style:style style:name="End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1"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1" style:font-size-complex="12pt"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end" style:justify-single-word="false"/>
      <style:text-properties style:font-name="Verdana2" fo:font-size="9pt" style:font-size-asian="9pt" style:font-size-complex="9pt"/>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age-count>7</text:page-count></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an Farrerons Herrero</meta:initial-creator>
    <meta:creation-date>2013-06-06T13:47:52.77</meta:creation-date>
    <dc:date>2014-02-15T12:43:08</dc:date>
    <meta:editing-duration>PT17H42M43S</meta:editing-duration>
    <meta:editing-cycles>173</meta:editing-cycles>
    <meta:generator>LibreOffice/3.6$Linux_X86_64 LibreOffice_project/360m1$Build-2</meta:generator>
    <meta:printed-by>Joan Farrerons</meta:printed-by>
    <meta:print-date>2013-06-29T15:00:57</meta:print-date>
    <dc:creator>Joan Farrerons</dc:creator>
    <meta:document-statistic meta:table-count="0" meta:image-count="0" meta:object-count="0" meta:page-count="7" meta:paragraph-count="100" meta:word-count="4341" meta:character-count="27377" meta:non-whitespace-character-count="22943"/>
  </office:meta>
</office:document-meta>
</file>